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D00000434000006FD52BCC15E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Frame_20_contents">
      <style:text-properties fo:color="#999999" style:font-name="StarSymbol1" style:font-name-asian="StarSymbol1" style:font-name-complex="StarSymbol1"/>
    </style:style>
    <style:style style:name="P5" style:family="paragraph" style:parent-style-name="Salutation">
      <style:paragraph-properties fo:margin-left="0cm" fo:margin-right="0cm" fo:text-indent="0cm" style:auto-text-indent="false"/>
    </style:style>
    <style:style style:name="P6" style:family="paragraph" style:parent-style-name="Signature">
      <style:paragraph-properties fo:margin-left="0cm" fo:margin-right="0cm" fo:text-indent="0cm" style:auto-text-indent="false"/>
    </style:style>
    <style:style style:name="P7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Header_20_right">
      <style:paragraph-properties fo:margin-top="0.3cm" fo:margin-bottom="0cm" style:contextual-spacing="false"/>
    </style:style>
    <style:style style:name="P10" style:family="paragraph" style:parent-style-name="Subject">
      <style:text-properties style:text-underline-style="none"/>
    </style:style>
    <style:style style:name="P11" style:family="paragraph" style:parent-style-name="Text_20_body">
      <style:text-properties officeooo:paragraph-rsid="000fcfe7"/>
    </style:style>
    <style:style style:name="P12" style:family="paragraph" style:parent-style-name="Date" style:master-page-name="First_20_Page">
      <style:paragraph-properties style:page-number="auto"/>
    </style:style>
    <style:style style:name="P13" style:family="paragraph">
      <style:paragraph-properties fo:text-align="center"/>
    </style:style>
    <style:style style:name="T1" style:family="text">
      <style:text-properties style:font-name="StarSymbol2" fo:font-size="10pt" fo:font-style="normal" style:font-size-asian="10pt" style:font-style-asian="normal" style:font-size-complex="10pt" style:font-style-complex="normal"/>
    </style:style>
    <style:style style:name="T2" style:family="text">
      <style:text-properties officeooo:rsid="000fcfe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.199cm" fo:margin-right="0cm" style:run-through="foreground" style:wrap="run-through" style:number-wrapped-paragraphs="no-limit" style:vertical-pos="from-top" style:vertical-rel="page" style:horizontal-pos="right" style:horizontal-rel="page-content" fo:padding="0cm" fo:border="none"/>
    </style:style>
    <style:style style:name="fr4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EET" text:name="STREET"/>
        <text:user-field-decl office:value-type="string" office:string-value="CITY" text:name="CITY"/>
        <text:user-field-decl office:value-type="string" office:string-value="ZIPCODE" text:name="ZIPCODE"/>
        <text:user-field-decl office:value-type="string" office:string-value="NUMBER" text:name="NUMBER"/>
        <text:user-field-decl office:value-type="string" office:string-value="EXTRA" text:name="EXTRA"/>
        <text:user-field-decl office:value-type="string" office:string-value="NAME" text:name="NAME"/>
        <text:user-field-decl office:value-type="string" office:string-value="COUNTRY" text:name="COUNTRY"/>
        <text:user-field-decl office:value-type="string" office:string-value="FROM_NAME" text:name="FROM_NAME"/>
        <text:user-field-decl office:value-type="string" office:string-value="FROM_PHONE" text:name="FROM_PHONE"/>
        <text:user-field-decl office:value-type="string" office:string-value="FROM_EMAIL" text:name="FROM_EMAIL"/>
        <text:user-field-decl office:value-type="string" office:string-value="CONTRACT_NAME" text:name="CONTRACT_NAME"/>
        <text:user-field-decl office:value-type="string" office:string-value="CANCELLATION_DATE" text:name="CANCELLATION_DATE"/>
        <text:user-field-decl office:value-type="string" office:string-value="TODAY" text:name="TODAY"/>
        <text:user-field-decl office:value-type="string" office:string-value="FROM_STREET" text:name="FROM_STREET"/>
        <text:user-field-decl office:value-type="string" office:string-value="FROM_NUMBER" text:name="FROM_NUMBER"/>
        <text:user-field-decl office:value-type="string" office:string-value="FROM_EXTRA" text:name="FROM_EXTRA"/>
        <text:user-field-decl office:value-type="string" office:string-value="FROM_ZIPCODE" text:name="FROM_ZIPCODE"/>
        <text:user-field-decl office:value-type="string" office:string-value="FROM_CITY" text:name="FROM_CITY"/>
        <text:user-field-decl office:value-type="string" office:string-value="FROM_STATE" text:name="FROM_STATE"/>
        <text:user-field-decl office:value-type="string" office:string-value="FROM_COUNTRY" text:name="FROM_COUNTRY"/>
        <text:user-field-decl office:value-type="string" office:string-value="CONTRACT_NUMBER" text:name="CONTRACT_NUMBER"/>
        <text:user-field-decl office:value-type="string" office:string-value="CUSTOMER_NUMBER" text:name="CUSTOMER_NUMBER"/>
      </text:user-field-decls>
      <draw:frame draw:style-name="fr1" draw:name="Receiver Address" text:anchor-type="page" text:anchor-page-number="1" svg:x="2.14cm" svg:y="5.015cm" svg:width="7.444cm" draw:z-index="0">
        <draw:text-box fo:min-height="2.512cm">
          <text:p text:style-name="Standard"><text:user-field-get text:name="NAME">NAME</text:user-field-get></text:p>
          <text:p text:style-name="Standard"><text:user-field-get text:name="STREET">STREET</text:user-field-get> <text:user-field-get text:name="NUMBER">NUMBER</text:user-field-get></text:p>
          <text:p text:style-name="Standard"><text:user-field-get text:name="EXTRA">EXTRA</text:user-field-get></text:p>
          <text:p text:style-name="Standard"><text:user-field-get text:name="ZIPCODE">ZIPCODE</text:user-field-get> <text:user-field-get text:name="CITY">CITY</text:user-field-get></text:p>
          <text:p text:style-name="Standard"><text:user-field-get text:name="COUNTRY">COUNTRY</text:user-field-get></text:p>
        </draw:text-box>
      </draw:frame>
      <draw:frame draw:style-name="fr2" draw:name="Sender Address Repeated" text:anchor-type="page" text:anchor-page-number="1" svg:x="2.14cm" svg:y="4.517cm" svg:width="7.415cm" draw:z-index="1">
        <draw:text-box fo:min-height="0.499cm">
          <text:section text:style-name="Sect1" text:name="Sender Address Repeated">
            <text:p text:style-name="P2"><text:user-field-get text:name="FROM_NAME">FROM_NAME</text:user-field-get>, 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</text:section>
          <text:p text:style-name="P3"/>
        </draw:text-box>
      </draw:frame>
      <draw:frame draw:style-name="fr3" draw:name="Sender Address" text:anchor-type="page" text:anchor-page-number="1" svg:y="1cm" svg:width="9.999cm" draw:z-index="2">
        <draw:text-box fo:min-height="3cm">
          <text:section text:style-name="Sect1" text:name="Sender Address">
            <text:p text:style-name="Heading"><draw:frame draw:style-name="fr5" draw:name="Lines 2" text:anchor-type="paragraph" svg:x="0cm" svg:y="0.594cm" svg:width="1.074cm" svg:height="1.789cm" draw:z-index="7"><draw:image xlink:href="Pictures/2000000D00000434000006FD52BCC15E.svm" xlink:type="simple" xlink:show="embed" xlink:actuate="onLoad"/></draw:frame><text:user-field-get text:name="FROM_NAME">FROM_NAME</text:user-field-get></text:p>
            <text:p text:style-name="Header_20_right">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  <text:p text:style-name="P9"><text:span text:style-name="T1">☎</text:span> <text:user-field-get text:name="FROM_PHONE">FROM_PHONE</text:user-field-get></text:p>
            <text:p text:style-name="Header_20_right"><text:user-field-get text:name="FROM_EMAIL">FROM_EMAIL</text:user-field-get></text:p>
          </text:section>
          <text:p text:style-name="Header_20_right"/>
        </draw:text-box>
      </draw:frame>
      <draw:frame draw:style-name="fr4" draw:name="Bend Marks" text:anchor-type="page" text:anchor-page-number="1" svg:x="0.67cm" svg:y="9.5cm" svg:width="1cm" svg:height="12cm" draw:z-index="3">
        <draw:text-box>
          <text:section text:style-name="Sect1" text:name="Bend Marks">
            <text:p text:style-name="P4"><draw:line text:anchor-type="paragraph" draw:z-index="4" draw:style-name="gr1" draw:text-style-name="P13" svg:x1="0cm" svg:y1="10.5cm" svg:x2="0.75cm" svg:y2="10.5cm"><text:p/></draw:line><draw:line text:anchor-type="paragraph" draw:z-index="5" draw:style-name="gr1" draw:text-style-name="P13" svg:x1="0cm" svg:y1="21.001cm" svg:x2="0.75cm" svg:y2="21.001cm"><text:p/></draw:line><draw:line text:anchor-type="paragraph" draw:z-index="6" draw:style-name="gr1" draw:text-style-name="P13" svg:x1="0.25cm" svg:y1="14.85cm" svg:x2="0.749cm" svg:y2="14.85cm"><text:p/></draw:line></text:p>
          </text:section>
          <text:p text:style-name="P4"/>
        </draw:text-box>
      </draw:frame>
      <text:p text:style-name="P12"/>
      <text:p text:style-name="Date"/>
      <text:p text:style-name="Date"><text:user-field-get text:name="TODAY">TODAY</text:user-field-get></text:p>
      <text:section text:style-name="Sect1" text:name="Subject Line">
        <text:p text:style-name="P10">Kündigung des Vertrags <text:user-field-get text:name="CONTRACT_NAME">CONTRACT_NAME</text:user-field-get></text:p>
      </text:section>
      <text:p text:style-name="Opening">Sehr geehrte Damen und Herren,</text:p>
      <text:p text:style-name="P11">hiermit kündige ich den Vertrag <text:user-field-get text:name="CONTRACT_NAME">CONTRACT_NAME</text:user-field-get> <text:span text:style-name="T2">(Vertragsnummer: </text:span><text:span text:style-name="T2"><text:user-field-get text:name="CONTRACT_NUMBER">CONTRACT_NUMBER</text:user-field-get></text:span><text:span text:style-name="T2">, Kundennummer: </text:span><text:span text:style-name="T2"><text:user-field-get text:name="CUSTOMER_NUMBER">CUSTOMER_NUMBER</text:user-field-get></text:span><text:span text:style-name="T2">) </text:span>fristgerecht zum <text:user-field-get text:name="CANCELLATION_DATE">CANCELLATION_DATE</text:user-field-get>, hilfsweise zum nächst zulässigen Zeitpunkt.</text:p>
      <text:p text:style-name="Text_20_body">Bitte senden Sie mir eine schriftliche Bestätigung der Kündigung zu.</text:p>
      <text:p text:style-name="P5">Mit freundlichen Grüßen</text:p>
      <text:p text:style-name="P6"><text:user-field-get text:name="FROM_NAME">FROM_NAME</text:user-field-get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family="Thorndale" style:font-style-name="Regular" style:font-family-generic="roman" style:font-pitch="variable" fo:font-size="11pt" fo:letter-spacing="0.004cm" fo:language="de" fo:country="DE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style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lbany" fo:font-family="Albany" style:font-style-name="Bold" style:font-family-generic="swiss" style:font-pitch="variable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  <style:background-image/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style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style:contextual-spacing="false"/>
    </style:style>
    <style:style style:name="Subject" style:family="paragraph" style:parent-style-name="Standard" style:next-style-name="Text_20_body">
      <style:paragraph-properties fo:margin-top="0.63cm" fo:margin-bottom="0.63cm" style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5cm" fo:margin-left="0cm" fo:margin-right="0cm" fo:margin-bottom="1.499cm" style:dynamic-spacing="fals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draw:frame draw:style-name="Mfr1" draw:name="Graphic1" text:anchor-type="paragraph" svg:x="0cm" svg:y="0.594cm" svg:width="1.074cm" svg:height="1.789cm" draw:z-index="0"><draw:image xlink:href="Pictures/2000000D00000434000006FD52BCC15E.svm" xlink:type="simple" xlink:show="embed" xlink:actuate="onLoad"/></draw:frame><text:sender-firstname>Jan</text:sender-firstname> <text:sender-lastname>Rieke</text:sender-lastname></text:p>
        <text:p text:style-name="Header_20_right"><text:sender-street/>, <text:sender-postal-code/> <text:sender-city/></text:p>
        <text:p text:style-name="Header_20_left">Seite <text:page-number text:select-page="current">0</text:page-number>/<text:page-count>1</text:page-count></text:p>
      </style:header>
      <style:footer>
        <text:p text:style-name="Footer"/>
        <text:p text:style-name="MP1"><text:page-number style:num-format="1"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  <text:p text:style-name="MP1"><text:page-number style:num-format="1" text:select-page="current">1</text:page-number>/<text:page-count>1</text:page-count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escription>Vorlagedokument des ContractManagers</dc:description>
    <meta:creation-date>2010-11-15T13:55:51.130000000</meta:creation-date>
    <dc:language>en-US</dc:language>
    <meta:editing-cycles>19</meta:editing-cycles>
    <meta:editing-duration>PT17H40M24S</meta:editing-duration>
    <dc:title>Kündigung</dc:title>
    <meta:initial-creator>Jan Rieke</meta:initial-creator>
    <dc:date>2015-03-29T15:53:11.999000000</dc:date>
    <meta:document-statistic meta:table-count="0" meta:image-count="2" meta:object-count="0" meta:page-count="1" meta:paragraph-count="22" meta:word-count="69" meta:character-count="563" meta:non-whitespace-character-count="514"/>
    <meta:user-defined meta:name="Info 0"/>
    <meta:user-defined meta:name="Info 1"/>
    <meta:user-defined meta:name="Info 2"/>
    <meta:user-defined meta:name="Info 3"/>
    <meta:template xlink:type="simple" xlink:actuate="onRequest" xlink:title="Brief" xlink:href="../../../../../../../AppData/Roaming/OpenOffice.org/3/user/template/myLetterTemplate.ott" meta:date="2010-11-15T13:55:51"/>
  </office:meta>
</office:document-meta>
</file>